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90.68mm"/>
    </style:style>
    <style:style style:name="co4" style:family="table-column">
      <style:table-column-properties fo:break-before="auto" style:column-width="63.4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48.74mm"/>
    </style:style>
    <style:style style:name="co7" style:family="table-column">
      <style:table-column-properties fo:break-before="auto" style:column-width="13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ystem Status 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i Name</text:p>
          </table:table-cell>
          <table:table-cell office:value-type="string" calcext:value-type="string">
            <text:p>Host Status</text:p>
          </table:table-cell>
          <table:table-cell office:value-type="string" calcext:value-type="string">
            <text:p>Software Status</text:p>
          </table:table-cell>
          <table:table-cell office:value-type="string" calcext:value-type="string">
            <text:p>Current 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pi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rculation pump 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buttspi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gepi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eboo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tevalveg4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nable to connect</text:p>
          </table:table-cell>
          <table:table-cell office:value-type="string" calcext:value-type="string">
            <text:p>None</text:p>
          </table:table-cell>
        </table:table-row>
      </table:table>
      <table:table table:name="SUMP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SUMP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ump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Locked</text:p>
          </table:table-cell>
          <table:table-cell table:number-columns-repeated="2" office:value-type="string" calcext:value-type="string">
            <text:p>&lt;none&gt;</text:p>
          </table:table-cell>
        </table:table-row>
      </table:table>
      <table:table table:name="G4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ump to G6</text:p>
          </table:table-cell>
          <table:table-cell office:value-type="string" calcext:value-type="string">
            <text:p>wbuttspi</text:p>
          </table:table-cell>
        </table:table-row>
      </table:table>
      <table:table table:name="G4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6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6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</table:table>
      <table:table table:name="V4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table:style-name="ce1"/>
          <table:table-cell/>
        </table:table-row>
      </table:table>
      <table:table table:name="V4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osition 25%</text:p>
          </table:table-cell>
          <table:table-cell office:value-type="string" calcext:value-type="string">
            <text:p>sumppi</text:p>
          </table:table-cell>
        </table:table-row>
      </table:table>
      <table:table table:name="System Event Log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Site I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Reboot request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Reboot successful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SBOX</text:p>
          </table:table-cell>
          <table:table-cell office:value-type="string" calcext:value-type="string">
            <text:p>WARNING: Automatically freed lock for G4:MP0 (timeout exceeded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SBOX</text:p>
          </table:table-cell>
          <table:table-cell office:value-type="string" calcext:value-type="string">
            <text:p>WARNING: G6 pi is dow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WARNING: Sump level low, insufficient water at G4 to refi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2:15:58.494379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Hamish McIntyre-Bhatty</meta:initial-creator>
    <meta:creation-date>2019-09-04T21:26:47.546835000</meta:creation-date>
    <dc:date>2019-09-05T12:19:21.695532179</dc:date>
    <dc:creator>Hamish MB</dc:creator>
    <meta:editing-duration>PT8M29S</meta:editing-duration>
    <meta:editing-cycles>2</meta:editing-cycles>
    <meta:generator>LibreOffice/6.3.0.4$Linux_X86_64 LibreOffice_project/30$Build-4</meta:generator>
    <meta:document-statistic meta:table-count="10" meta:cell-count="143" meta:object-count="0"/>
  </office:meta>
</office:document-meta>
</file>